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079c" officeooo:paragraph-rsid="0006079c"/>
    </style:style>
    <style:style style:name="P2" style:family="paragraph" style:parent-style-name="Standard">
      <style:text-properties officeooo:rsid="0006079c" officeooo:paragraph-rsid="00088e07"/>
    </style:style>
    <style:style style:name="P3" style:family="paragraph" style:parent-style-name="Standard">
      <style:text-properties officeooo:rsid="000756ee" officeooo:paragraph-rsid="000756ee"/>
    </style:style>
    <style:style style:name="P4" style:family="paragraph" style:parent-style-name="Standard">
      <style:text-properties officeooo:rsid="00088e07" officeooo:paragraph-rsid="00088e07"/>
    </style:style>
    <style:style style:name="T1" style:family="text">
      <style:text-properties officeooo:rsid="00088e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mport re</text:p>
      <text:p text:style-name="P4"/>
      <text:p text:style-name="P4">text='''</text:p>
      <text:p text:style-name="P4">abcdefghijklmnopqrstuvwxyz</text:p>
      <text:p text:style-name="P4">ABCDEFGHIJKLMNOPQRSTUVWXYZ</text:p>
      <text:p text:style-name="P4">ABC ABCABCABC</text:p>
      <text:p text:style-name="P4">1234567890</text:p>
      <text:p text:style-name="P4"/>
      <text:p text:style-name="P4">Mr. Raj</text:p>
      <text:p text:style-name="P4">Mr Rahul</text:p>
      <text:p text:style-name="P4">Mrs.Sonu</text:p>
      <text:p text:style-name="P4"/>
      <text:p text:style-name="P4">123-234-555</text:p>
      <text:p text:style-name="P4">111.333.555</text:p>
      <text:p text:style-name="P4">333 133 678</text:p>
      <text:p text:style-name="P4"/>
      <text:p text:style-name="P4">https://www.google.com</text:p>
      <text:p text:style-name="P4">http://www.bing.com</text:p>
      <text:p text:style-name="P4">www.bing.com</text:p>
      <text:p text:style-name="P4">djsce.a2@gmail.com</text:p>
      <text:p text:style-name="P4">djsce-a3@y-mail.net</text:p>
      <text:p text:style-name="P4"/>
      <text:p text:style-name="P4">'''</text:p>
      <text:p text:style-name="P4"/>
      <text:p text:style-name="P1">pattern=re.compile(r'ABC')</text:p>
      <text:p text:style-name="P1">''' </text:p>
      <text:p text:style-name="P4">Print all instances of 'ABC'</text:p>
      <text:p text:style-name="P1">&lt;_sre.SRE_Match object; span=(28, 31), match='ABC'&gt;</text:p>
      <text:p text:style-name="P1">&lt;_sre.SRE_Match object; span=(55, 58), match='ABC'&gt;</text:p>
      <text:p text:style-name="P1">&lt;_sre.SRE_Match object; span=(59, 62), match='ABC'&gt;</text:p>
      <text:p text:style-name="P1">&lt;_sre.SRE_Match object; span=(62, 65), match='ABC'&gt;</text:p>
      <text:p text:style-name="P1">&lt;_sre.SRE_Match object; span=(65, 68), match='ABC'&gt;</text:p>
      <text:p text:style-name="P1">''' </text:p>
      <text:p text:style-name="P1"/>
      <text:p text:style-name="P1">pattern=re.compile(r'Mr\.')</text:p>
      <text:p text:style-name="P1">''' </text:p>
      <text:p text:style-name="P1">&lt;_sre.SRE_Match object; span=(81, 84), match='Mr.'&gt;</text:p>
      <text:p text:style-name="P1">''' </text:p>
      <text:p text:style-name="P1"/>
      <text:p text:style-name="P1">pattern=re.compile(r'Mr.')</text:p>
      <text:p text:style-name="P1">''' </text:p>
      <text:p text:style-name="P1">&lt;_sre.SRE_Match object; span=(81, 84), match='Mr.'&gt;</text:p>
      <text:p text:style-name="P1">&lt;_sre.SRE_Match object; span=(89, 92), match='Mr '&gt;</text:p>
      <text:p text:style-name="P1">&lt;_sre.SRE_Match object; span=(98, 101), match='Mrs'&gt;</text:p>
      <text:p text:style-name="P1">'''</text:p>
      <text:p text:style-name="P1"/>
      <text:p text:style-name="P1">pattern=re.compile(r'Mr.*')</text:p>
      <text:p text:style-name="P1">''' </text:p>
      <text:p text:style-name="P1">&lt;_sre.SRE_Match object; span=(81, 88), match='Mr. Raj'&gt;</text:p>
      <text:p text:style-name="P1">&lt;_sre.SRE_Match object; span=(89, 97), match='Mr Rahul'&gt;</text:p>
      <text:p text:style-name="P1">&lt;_sre.SRE_Match object; span=(98, 106), match='Mrs.Sonu'&gt;</text:p>
      <text:p text:style-name="P1">''' </text:p>
      <text:p text:style-name="P1"><text:soft-page-break/></text:p>
      <text:p text:style-name="P1">pattern=re.compile(r'[0-9-]')</text:p>
      <text:p text:style-name="P2">'''</text:p>
      <text:p text:style-name="P2"><text:span text:style-name="T1">Prints all instances of digits and dashes</text:span> </text:p>
      <text:p text:style-name="P1">&lt;_sre.SRE_Match object; span=(69, 70), match='1'&gt;</text:p>
      <text:p text:style-name="P1">&lt;_sre.SRE_Match object; span=(70, 71), match='2'&gt;</text:p>
      <text:p text:style-name="P1">&lt;_sre.SRE_Match object; span=(71, 72), match='3'&gt;</text:p>
      <text:p text:style-name="P1">&lt;_sre.SRE_Match object; span=(72, 73), match='4'&gt;</text:p>
      <text:p text:style-name="P1">&lt;_sre.SRE_Match object; span=(73, 74), match='5'&gt;</text:p>
      <text:p text:style-name="P1">&lt;_sre.SRE_Match object; span=(74, 75), match='6'&gt;</text:p>
      <text:p text:style-name="P1">&lt;_sre.SRE_Match object; span=(75, 76), match='7'&gt;</text:p>
      <text:p text:style-name="P1">&lt;_sre.SRE_Match object; span=(76, 77), match='8'&gt;</text:p>
      <text:p text:style-name="P1">&lt;_sre.SRE_Match object; span=(77, 78), match='9'&gt;</text:p>
      <text:p text:style-name="P1">&lt;_sre.SRE_Match object; span=(78, 79), match='0'&gt;</text:p>
      <text:p text:style-name="P1">&lt;_sre.SRE_Match object; span=(108, 109), match='1'&gt;</text:p>
      <text:p text:style-name="P1">&lt;_sre.SRE_Match object; span=(109, 110), match='2'&gt;</text:p>
      <text:p text:style-name="P1">&lt;_sre.SRE_Match object; span=(110, 111), match='3'&gt;</text:p>
      <text:p text:style-name="P1">&lt;_sre.SRE_Match object; span=(111, 112), match='-'&gt;</text:p>
      <text:p text:style-name="P1">&lt;_sre.SRE_Match object; span=(112, 113), match='2'&gt;</text:p>
      <text:p text:style-name="P1">&lt;_sre.SRE_Match object; span=(113, 114), match='3'&gt;</text:p>
      <text:p text:style-name="P1">&lt;_sre.SRE_Match object; span=(114, 115), match='4'&gt;</text:p>
      <text:p text:style-name="P1">&lt;_sre.SRE_Match object; span=(115, 116), match='-'&gt;</text:p>
      <text:p text:style-name="P1">&lt;_sre.SRE_Match object; span=(116, 117), match='5'&gt;</text:p>
      <text:p text:style-name="P1">&lt;_sre.SRE_Match object; span=(117, 118), match='5'&gt;</text:p>
      <text:p text:style-name="P1">&lt;_sre.SRE_Match object; span=(118, 119), match='5'&gt;</text:p>
      <text:p text:style-name="P1">&lt;_sre.SRE_Match object; span=(120, 121), match='1'&gt;</text:p>
      <text:p text:style-name="P1">&lt;_sre.SRE_Match object; span=(121, 122), match='1'&gt;</text:p>
      <text:p text:style-name="P1">&lt;_sre.SRE_Match object; span=(122, 123), match='1'&gt;</text:p>
      <text:p text:style-name="P1">&lt;_sre.SRE_Match object; span=(124, 125), match='3'&gt;</text:p>
      <text:p text:style-name="P1">&lt;_sre.SRE_Match object; span=(125, 126), match='3'&gt;</text:p>
      <text:p text:style-name="P1">&lt;_sre.SRE_Match object; span=(126, 127), match='3'&gt;</text:p>
      <text:p text:style-name="P1">&lt;_sre.SRE_Match object; span=(128, 129), match='5'&gt;</text:p>
      <text:p text:style-name="P1">&lt;_sre.SRE_Match object; span=(129, 130), match='5'&gt;</text:p>
      <text:p text:style-name="P1">&lt;_sre.SRE_Match object; span=(130, 131), match='5'&gt;</text:p>
      <text:p text:style-name="P1">&lt;_sre.SRE_Match object; span=(132, 133), match='3'&gt;</text:p>
      <text:p text:style-name="P1">&lt;_sre.SRE_Match object; span=(133, 134), match='3'&gt;</text:p>
      <text:p text:style-name="P1">&lt;_sre.SRE_Match object; span=(134, 135), match='3'&gt;</text:p>
      <text:p text:style-name="P1">&lt;_sre.SRE_Match object; span=(136, 137), match='1'&gt;</text:p>
      <text:p text:style-name="P1">&lt;_sre.SRE_Match object; span=(137, 138), match='3'&gt;</text:p>
      <text:p text:style-name="P1">&lt;_sre.SRE_Match object; span=(138, 139), match='3'&gt;</text:p>
      <text:p text:style-name="P1">&lt;_sre.SRE_Match object; span=(140, 141), match='6'&gt;</text:p>
      <text:p text:style-name="P1">&lt;_sre.SRE_Match object; span=(141, 142), match='7'&gt;</text:p>
      <text:p text:style-name="P1">&lt;_sre.SRE_Match object; span=(142, 143), match='8'&gt;</text:p>
      <text:p text:style-name="P1">&lt;_sre.SRE_Match object; span=(196, 197), match='2'&gt;</text:p>
      <text:p text:style-name="P1">&lt;_sre.SRE_Match object; span=(215, 216), match='3'&gt;</text:p>
      <text:p text:style-name="P1">''' </text:p>
      <text:p text:style-name="P1"/>
      <text:p text:style-name="P1">pattern=re.compile(r'[0-9]{3}.[0-9]{3}.[0-9]{3}')</text:p>
      <text:p text:style-name="P1">''' </text:p>
      <text:p text:style-name="P4">Prints all the phone numbers</text:p>
      <text:p text:style-name="P1">&lt;_sre.SRE_Match object; span=(108, 119), match='123-234-555'&gt;</text:p>
      <text:p text:style-name="P1">&lt;_sre.SRE_Match object; span=(120, 131), match='111.333.555'&gt;</text:p>
      <text:p text:style-name="P1"><text:soft-page-break/>&lt;_sre.SRE_Match object; span=(132, 143), match='333 133 678'&gt;</text:p>
      <text:p text:style-name="P1">''' </text:p>
      <text:p text:style-name="P1"/>
      <text:p text:style-name="P1">pattern=re.compile(r'[0-9]{3}\-[0-9]{3}\-[0-9]{3}')</text:p>
      <text:p text:style-name="P1">''' </text:p>
      <text:p text:style-name="P4">Prints all phone numbers with – in between</text:p>
      <text:p text:style-name="P1">&lt;_sre.SRE_Match object; span=(108, 119), match='123-234-555'&gt;</text:p>
      <text:p text:style-name="P1">''' </text:p>
      <text:p text:style-name="P1"/>
      <text:p text:style-name="P3">pattern=re.compile(r'[a-zA-Z0-9.-]+@[a-z-]+\.(com|net)')</text:p>
      <text:p text:style-name="P3">''' </text:p>
      <text:p text:style-name="P4">Prints all email id's</text:p>
      <text:p text:style-name="P3">&lt;_sre.SRE_Match object; span=(189, 207), match='djsce.a2@gmail.com'&gt;</text:p>
      <text:p text:style-name="P3">&lt;_sre.SRE_Match object; span=(208, 227), match='djsce-a3@y-mail.net'&gt;</text:p>
      <text:p text:style-name="P3">''' </text:p>
      <text:p text:style-name="P3"/>
      <text:p text:style-name="P3">pattern=re.compile(r'(http[s]?://)?www+\.[a-z]+\.(com|new|org|in)')</text:p>
      <text:p text:style-name="P3">''' </text:p>
      <text:p text:style-name="P4">Prints all urls</text:p>
      <text:p text:style-name="P3">&lt;_sre.SRE_Match object; span=(145, 167), match='https://www.google.com'&gt;</text:p>
      <text:p text:style-name="P3">&lt;_sre.SRE_Match object; span=(168, 187), match='http://www.bing.com'&gt;</text:p>
      <text:p text:style-name="P3">&lt;_sre.SRE_Match object; span=(188, 200), match='www.bing.com'&gt;</text:p>
      <text:p text:style-name="P3">''' </text:p>
      <text:p text:style-name="P3"/>
      <text:p text:style-name="P4">pattern=re.compile(r'Mr[s]?\.?\s?[a-zA-Z]+')</text:p>
      <text:p text:style-name="P4">''' </text:p>
      <text:p text:style-name="P4">Prints all names</text:p>
      <text:p text:style-name="P4">&lt;_sre.SRE_Match object; span=(81, 88), match='Mr. Raj'&gt;</text:p>
      <text:p text:style-name="P4">&lt;_sre.SRE_Match object; span=(89, 97), match='Mr Rahul'&gt;</text:p>
      <text:p text:style-name="P4">&lt;_sre.SRE_Match object; span=(98, 106), match='Mrs.Sonu'&gt;</text:p>
      <text:p text:style-name="P4">''' </text:p>
      <text:p text:style-name="P4"/>
      <text:p text:style-name="P4">pattern=re.compile(r'Mr[\.|\s]+\s?[a-zA-Z]+')</text:p>
      <text:p text:style-name="P4">''' </text:p>
      <text:p text:style-name="P4">Prints all maile names</text:p>
      <text:p text:style-name="P4">&lt;_sre.SRE_Match object; span=(81, 88), match='Mr. Raj'&gt;</text:p>
      <text:p text:style-name="P4">&lt;_sre.SRE_Match object; span=(89, 97), match='Mr Rahul'&gt;</text:p>
      <text:p text:style-name="P4">''' </text:p>
      <text:p text:style-name="P4"/>
      <text:p text:style-name="P4">match=pattern.finditer(text)</text:p>
      <text:p text:style-name="P4">for i in match:</text:p>
      <text:p text:style-name="P4"><text:s text:c="4"/>print(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0:04:31.687390735</meta:creation-date>
    <dc:date>2018-03-08T10:50:12.026224411</dc:date>
    <meta:editing-duration>PT15M19S</meta:editing-duration>
    <meta:editing-cycles>1</meta:editing-cycles>
    <meta:document-statistic meta:table-count="0" meta:image-count="0" meta:object-count="0" meta:page-count="3" meta:paragraph-count="129" meta:word-count="445" meta:character-count="4605" meta:non-whitespace-character-count="4263"/>
    <meta:generator>LibreOffice/4.2.8.2$Linux_X86_64 LibreOffice_project/420m0$Build-2</meta:generator>
  </office:meta>
</office:document-meta>
</file>